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D000000EDF78F3513.svm" manifest:media-type=""/>
  <manifest:file-entry manifest:full-path="Pictures/2000000100000363000001074D94C047.svm" manifest:media-type=""/>
  <manifest:file-entry manifest:full-path="Pictures/2000000100000118000000D86AB3B7FE.svm" manifest:media-type=""/>
  <manifest:file-entry manifest:full-path="Pictures/20000001000001AB00000107DABCF13B.svm" manifest:media-type=""/>
  <manifest:file-entry manifest:full-path="Pictures/20000001000001B40000030E62A5A358.svm" manifest:media-type=""/>
  <manifest:file-entry manifest:full-path="Pictures/20000001000000D400000103D65A644B.svm" manifest:media-type=""/>
  <manifest:file-entry manifest:full-path="Pictures/200000010000010F000000F2CD2953B9.svm" manifest:media-type=""/>
  <manifest:file-entry manifest:full-path="Pictures/20000001000000FE0000010314D69F58.svm" manifest:media-type=""/>
  <manifest:file-entry manifest:full-path="Pictures/20000001000000DD00000012A856DA5C.svm" manifest:media-type=""/>
  <manifest:file-entry manifest:full-path="Pictures/200000020000023C000000CEB02D2F19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frac{1}{g_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052cm" svg:height="2.539cm" svg:x="2.738cm" svg:y="0.692cm">
          <draw:image xlink:href="Pictures/200000020000023C000000CEB02D2F19.eps" xlink:type="simple" xlink:show="embed" xlink:actuate="onLoad">
            <text:p/>
          </draw:image>
        </draw:frame>
        <draw:frame draw:style-name="gr2" draw:text-style-name="P1" draw:layer="layout" svg:width="0.304cm" svg:height="0.31cm" svg:x="8.243cm" svg:y="1.807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9.421cm" svg:y="0.325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9.449cm" svg:y="3.289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522cm" svg:height="0.937cm" svg:x="9.889cm" svg:y="2.159cm">
          <draw:image xlink:href="Pictures/20000001000001B40000030E62A5A358.svm" xlink:type="simple" xlink:show="embed" xlink:actuate="onLoad">
            <text:p/>
          </draw:image>
        </draw:frame>
        <draw:frame draw:style-name="gr6" draw:text-style-name="P1" draw:layer="layout" svg:width="1.039cm" svg:height="0.314cm" svg:x="9.889cm" svg:y="1.286cm">
          <draw:image xlink:href="Pictures/2000000100000363000001074D94C047.svm" xlink:type="simple" xlink:show="embed" xlink:actuate="onLoad">
            <text:p/>
          </draw:image>
        </draw:frame>
        <draw:frame draw:style-name="gr7" draw:text-style-name="P1" draw:layer="layout" svg:width="0.511cm" svg:height="0.314cm" svg:x="8.784cm" svg:y="2.47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0.283cm" svg:height="0.283cm" svg:x="8.898cm" svg:y="2.052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64cm" svg:height="0.02cm" svg:x="8.907cm" svg:y="3.071cm">
          <draw:image xlink:href="Pictures/20000001000000DD00000012A856DA5C.svm" xlink:type="simple" xlink:show="embed" xlink:actuate="onLoad">
            <text:p/>
          </draw:image>
        </draw:frame>
        <draw:frame draw:style-name="gr2" draw:text-style-name="P1" draw:layer="layout" svg:width="0.304cm" svg:height="0.31cm" svg:x="2.413cm" svg:y="1.794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3.544cm" svg:y="0.32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3.572cm" svg:y="3.215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522cm" svg:height="0.937cm" svg:x="3.966cm" svg:y="1.838cm">
          <draw:image xlink:href="Pictures/20000001000001B40000030E62A5A358.svm" xlink:type="simple" xlink:show="embed" xlink:actuate="onLoad">
            <text:p/>
          </draw:image>
        </draw:frame>
        <draw:frame draw:style-name="gr6" draw:text-style-name="P1" draw:layer="layout" svg:width="1.039cm" svg:height="0.314cm" svg:x="3.95cm" svg:y="1.25cm">
          <draw:image xlink:href="Pictures/2000000100000363000001074D94C047.svm" xlink:type="simple" xlink:show="embed" xlink:actuate="onLoad">
            <text:p/>
          </draw:image>
        </draw:frame>
        <draw:frame draw:style-name="gr7" draw:text-style-name="P1" draw:layer="layout" svg:width="0.511cm" svg:height="0.314cm" svg:x="2.931cm" svg:y="2.365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0.283cm" svg:height="0.283cm" svg:x="3.045cm" svg:y="2.024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64cm" svg:height="0.02cm" svg:x="3.054cm" svg:y="2.896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0.335cm" svg:height="0.258cm" svg:x="5.491cm" svg:y="1.854cm">
          <draw:image xlink:href="Pictures/2000000100000118000000D86AB3B7FE.svm" xlink:type="simple" xlink:show="embed" xlink:actuate="onLoad">
            <text:p/>
          </draw:image>
        </draw:frame>
        <draw:frame draw:style-name="gr11" draw:text-style-name="P2" draw:layer="layout" svg:width="0.869cm" svg:height="0.916cm" svg:x="11.268cm" svg:y="2.51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0.813cm" svg:y="2.496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9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09:42:48</meta:creation-date>
    <meta:editing-duration>PT1H33M6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6:38:25.759663673</dc:date>
    <meta:document-statistic meta:object-count="20"/>
    <meta:template xlink:type="simple" xlink:actuate="onRequest" xlink:title="kkkFigures" xlink:href="../../../../../.libreoffice/3/user/template/kkkFigures.otg" meta:date="2014-09-04T09:42:46"/>
  </office:meta>
</office:document-meta>
</file>